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53cm" fo:margin-left="-0.191cm" fo:margin-top="0cm" fo:margin-bottom="0cm" table:align="left" style:writing-mode="lr-tb"/>
    </style:style>
    <style:style style:name="Таблица1.A" style:family="table-column">
      <style:table-column-properties style:column-width="16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3.395cm"/>
    </style:style>
    <style:style style:name="Таблица2.C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0.351cm" fo:keep-together="auto"/>
    </style:style>
    <style:style style:name="Таблица2.4" style:family="table-row">
      <style:table-row-properties style:min-row-height="0.508cm" fo:keep-together="auto"/>
    </style:style>
    <style:style style:name="P1" style:family="paragraph" style:parent-style-name="Standard">
      <style:text-properties style:font-name="Times New Roman" fo:font-size="14pt" officeooo:paragraph-rsid="002155a3" style:font-size-asian="14pt" style:font-size-complex="14pt"/>
    </style:style>
    <style:style style:name="P2" style:family="paragraph" style:parent-style-name="Text_20_body">
      <style:paragraph-properties fo:text-align="center" style:justify-single-word="false" fo:text-indent="0cm" style:auto-text-indent="false"/>
      <style:text-properties style:font-name="Times New Roman" fo:font-size="14pt" officeooo:paragraph-rsid="001fc1b7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" fo:font-size="14pt" officeooo:paragraph-rsid="001fc1b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text-properties style:font-name="Times New Roman" fo:font-size="14pt" officeooo:paragraph-rsid="001fc1b7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1fc1b7" style:font-name-asian="Symbol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" fo:font-size="14pt" fo:language="ru" fo:country="RU" officeooo:rsid="001fc1b7" officeooo:paragraph-rsid="001fc1b7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1fc1b7" style:font-name-asian="Symbol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" fo:font-size="14pt" officeooo:paragraph-rsid="001fc1b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4pt" officeooo:paragraph-rsid="001fc1b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" fo:font-size="14pt" officeooo:rsid="001fc1b7" officeooo:paragraph-rsid="001fc1b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4pt" officeooo:paragraph-rsid="001fc1b7" style:font-name-asian="Symbol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0pt" officeooo:paragraph-rsid="001fc1b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" fo:font-size="10pt" officeooo:paragraph-rsid="001fc1b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orphans="0" fo:widows="0"/>
      <style:text-properties style:font-name="Times New Roman" fo:font-size="14pt" officeooo:paragraph-rsid="001fc1b7" style:font-name-asian="Symbol" style:font-size-asian="14pt" style:font-size-complex="14pt"/>
    </style:style>
    <style:style style:name="P15" style:family="paragraph" style:parent-style-name="Standard">
      <style:text-properties style:font-name="Times New Roman" fo:font-size="14pt" style:text-underline-style="none" officeooo:paragraph-rsid="001fc1b7" style:font-size-asian="14pt" style:font-size-complex="14pt"/>
    </style:style>
    <style:style style:name="P16" style:family="paragraph" style:parent-style-name="Standard">
      <style:text-properties style:font-name="Times New Roman" fo:font-size="14pt" style:text-underline-style="none" officeooo:paragraph-rsid="002155a3" style:font-size-asian="14pt" style:font-size-complex="14pt"/>
    </style:style>
    <style:style style:name="P17" style:family="paragraph" style:parent-style-name="Standard">
      <style:text-properties style:font-name="Times New Roman" fo:font-size="14pt" style:text-underline-style="none" officeooo:paragraph-rsid="001c1996" style:font-size-asian="14pt" style:font-size-complex="14pt"/>
    </style:style>
    <style:style style:name="P18" style:family="paragraph" style:parent-style-name="Standard">
      <style:text-properties style:font-name="Times New Roman" fo:font-size="14pt" style:text-underline-style="none" fo:font-weight="normal" officeooo:rsid="001fc1b7" officeooo:paragraph-rsid="001fc1b7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" fo:font-size="14pt" style:text-underline-style="none" fo:font-weight="normal" officeooo:paragraph-rsid="001c1996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style:text-underline-style="solid" style:text-underline-width="auto" style:text-underline-color="font-color" officeooo:paragraph-rsid="001c1996" style:font-size-asian="14pt" style:font-size-complex="14pt"/>
    </style:style>
    <style:style style:name="P21" style:family="paragraph" style:parent-style-name="Standard">
      <style:text-properties style:font-name="Times New Roman" fo:font-size="14pt" officeooo:paragraph-rsid="001c1996" style:font-size-asian="14pt" style:font-size-complex="14pt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Standard">
      <style:text-properties style:font-name="Times New Roman" fo:font-size="14pt" style:text-underline-style="solid" style:text-underline-width="auto" style:text-underline-color="font-color" officeooo:paragraph-rsid="002155a3" style:font-size-asian="14pt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01c1996" officeooo:paragraph-rsid="001c1996" style:font-size-asian="14pt" style:font-size-complex="14pt"/>
    </style:style>
    <style:style style:name="P2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c1996" officeooo:paragraph-rsid="001c1996" style:font-size-asian="14pt" style:font-size-complex="14pt"/>
    </style:style>
    <style:style style:name="P2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c1996" officeooo:paragraph-rsid="00231bcc" style:font-size-asian="14pt" style:font-size-complex="14pt"/>
    </style:style>
    <style:style style:name="P28" style:family="paragraph" style:parent-style-name="Standard">
      <style:text-properties style:font-name="Times New Roman" fo:font-size="14pt" fo:language="ru" fo:country="RU" officeooo:rsid="001e8d73" officeooo:paragraph-rsid="001e8d73" style:font-size-asian="14pt" style:font-size-complex="14pt"/>
    </style:style>
    <style:style style:name="P29" style:family="paragraph" style:parent-style-name="Standard">
      <style:text-properties fo:font-variant="normal" fo:text-transform="none" fo:color="#1a1a1a" loext:opacity="100%" style:font-name="Times New Roman" fo:font-size="14pt" fo:letter-spacing="normal" fo:language="en" fo:country="US" fo:font-style="normal" style:text-underline-style="solid" style:text-underline-width="auto" style:text-underline-color="font-color" fo:font-weight="normal" officeooo:rsid="001c1996" officeooo:paragraph-rsid="001c1996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a1a1a" loext:opacity="100%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Standard">
      <style:text-properties fo:font-variant="normal" fo:text-transform="none" fo:color="#1a1a1a" loext:opacity="100%" style:font-name="Times New Roman" fo:font-size="14pt" fo:letter-spacing="normal" fo:font-style="normal" fo:font-weight="normal" officeooo:paragraph-rsid="001c1996" style:font-size-asian="14pt" style:font-size-complex="14pt"/>
    </style:style>
    <style:style style:name="P32" style:family="paragraph" style:parent-style-name="Standard">
      <style:text-properties style:font-name="Times New Roman" fo:font-size="14pt" fo:language="ru" fo:country="RU" style:text-underline-style="solid" style:text-underline-width="auto" style:text-underline-color="font-color" officeooo:rsid="001c1996" officeooo:paragraph-rsid="00231bcc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a1a1a" loext:opacity="100%" style:font-name="Times New Roman" fo:font-size="14pt" fo:letter-spacing="normal" fo:font-style="normal" fo:font-weight="normal" officeooo:paragraph-rsid="001f0700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letter-spacing="-0.06cm"/>
    </style:style>
    <style:style style:name="T3" style:family="text">
      <style:text-properties fo:letter-spacing="0.058cm" style:text-scale="99%"/>
    </style:style>
    <style:style style:name="T4" style:family="text">
      <style:text-properties fo:letter-spacing="-0.046cm"/>
    </style:style>
    <style:style style:name="T5" style:family="text">
      <style:text-properties fo:letter-spacing="0.065cm" style:text-scale="99%"/>
    </style:style>
    <style:style style:name="T6" style:family="text">
      <style:text-properties fo:letter-spacing="0.051cm" style:text-scale="99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55cm" fo:font-weight="bold" style:font-weight-asian="bold" style:font-weight-complex="bold"/>
    </style:style>
    <style:style style:name="T9" style:family="text">
      <style:text-properties fo:letter-spacing="-0.053cm" fo:font-weight="bold" style:font-weight-asian="bold" style:font-weight-complex="bold"/>
    </style:style>
    <style:style style:name="T10" style:family="text"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Times New Roman1" style:font-size-complex="12pt" style:language-complex="hi" style:country-complex="IN"/>
    </style:style>
    <style:style style:name="T11" style:family="text">
      <style:text-properties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2" style:family="text">
      <style:text-properties fo:letter-spacing="-0.028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3" style:family="text">
      <style:text-properties fo:letter-spacing="-0.026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4" style:family="text">
      <style:text-properties fo:letter-spacing="-0.03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5" style:family="text">
      <style:text-properties fo:letter-spacing="-0.037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6" style:family="text">
      <style:text-properties style:font-name-asian="Symbol"/>
    </style:style>
    <style:style style:name="T17" style:family="text">
      <style:text-properties fo:font-size="16pt" fo:font-weight="bold" style:font-name-asian="Symbol" style:font-size-asian="16pt" style:font-weight-asian="bold" style:font-size-complex="16pt"/>
    </style:style>
    <style:style style:name="T18" style:family="text">
      <style:text-properties fo:font-weight="bold" style:font-name-asian="Symbol" style:font-weight-asian="bold"/>
    </style:style>
    <style:style style:name="T19" style:family="text">
      <style:text-properties fo:font-size="13pt" style:font-name-asian="Symbol" style:font-size-asian="13pt" style:font-size-complex="13pt"/>
    </style:style>
    <style:style style:name="T20" style:family="text">
      <style:text-properties fo:language="ru" fo:country="RU" style:letter-kerning="true" style:font-name-asian="Symbol" style:language-asian="zh" style:country-asian="CN" style:font-name-complex="Times New Roman1" style:language-complex="hi" style:country-complex="IN"/>
    </style:style>
    <style:style style:name="T21" style:family="text">
      <style:text-properties fo:language="en" fo:country="US" style:font-name-asian="Symbol"/>
    </style:style>
    <style:style style:name="T22" style:family="text">
      <style:text-properties fo:language="en" fo:country="US" style:letter-kerning="true" style:font-name-asian="Symbol" style:language-asian="zh" style:country-asian="CN" style:font-name-complex="Times New Roman1" style:language-complex="hi" style:country-complex="IN"/>
    </style:style>
    <style:style style:name="T23" style:family="text">
      <style:text-properties style:text-underline-style="solid" style:text-underline-width="auto" style:text-underline-color="font-color" style:font-name-asian="Symbol"/>
    </style:style>
    <style:style style:name="T24" style:family="text">
      <style:text-properties fo:language="ru" fo:country="RU" style:text-underline-style="solid" style:text-underline-width="auto" style:text-underline-color="font-color" style:letter-kerning="true" style:font-name-asian="Symbol" style:language-asian="zh" style:country-asian="CN" style:font-name-complex="Times New Roman1" style:language-complex="hi" style:country-complex="IN"/>
    </style:style>
    <style:style style:name="T25" style:family="text">
      <style:text-properties fo:font-size="10pt" style:font-name-asian="Symbol" style:font-size-asian="10pt" style:font-size-complex="10pt"/>
    </style:style>
    <style:style style:name="T26" style:family="text">
      <style:text-properties fo:font-size="10pt" fo:language="ru" fo:country="RU" style:letter-kerning="true" style:font-name-asian="Symbol" style:font-size-asian="10pt" style:language-asian="zh" style:country-asian="CN" style:font-name-complex="Times New Roman1" style:font-size-complex="10pt" style:language-complex="hi" style:country-complex="IN"/>
    </style:style>
    <style:style style:name="T27" style:family="text">
      <style:text-properties style:font-name-asian="Symbol" style:font-size-complex="13pt"/>
    </style:style>
    <style:style style:name="T28" style:family="text">
      <style:text-properties officeooo:rsid="001fc1b7"/>
    </style:style>
    <style:style style:name="T29" style:family="text">
      <style:text-properties fo:font-weight="bold" officeooo:rsid="001fc1b7" style:font-weight-asian="bold" style:font-weight-complex="bold"/>
    </style:style>
    <style:style style:name="T30" style:family="text">
      <style:text-properties fo:language="ru" fo:country="RU" officeooo:rsid="001c1996"/>
    </style:style>
    <style:style style:name="T31" style:family="text">
      <style:text-properties fo:language="en" fo:country="US" officeooo:rsid="001c1996"/>
    </style:style>
    <style:style style:name="T32" style:family="text">
      <style:text-properties fo:language="en" fo:country="US" officeooo:rsid="002155a3"/>
    </style:style>
    <style:style style:name="T33" style:family="text">
      <style:text-properties fo:language="ru" fo:country="RU" officeooo:rsid="002155a3"/>
    </style:style>
    <style:style style:name="T34" style:family="text">
      <style:text-properties officeooo:rsid="001c1996"/>
    </style:style>
    <style:style style:name="T35" style:family="text">
      <style:text-properties fo:language="ru" fo:country="RU" officeooo:rsid="001ce584"/>
    </style:style>
    <style:style style:name="T36" style:family="text">
      <style:text-properties officeooo:rsid="001ce584"/>
    </style:style>
    <style:style style:name="T37" style:family="text">
      <style:text-properties officeooo:rsid="002155a3"/>
    </style:style>
    <style:style style:name="T38" style:family="text">
      <style:text-properties fo:language="en" fo:country="US"/>
    </style:style>
    <style:style style:name="T39" style:family="text">
      <style:text-properties fo:font-variant="normal" fo:text-transform="none" fo:color="#1a1a1a" loext:opacity="100%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Министерство науки и высшего образования РФ </text:span></text:p>
      <text:p text:style-name="P1"><text:span text:style-name="T1"><text:tab/><text:tab/><text:tab/> <text:s text:c="5"/></text:span>Федеральное<text:span text:style-name="T2"> </text:span>государственное<text:span text:style-name="T3"> </text:span>автономное</text:p>
      <text:p text:style-name="P2" loext:marker-style-name="T4">образовательное<text:span text:style-name="T5"> </text:span>учреждение<text:span text:style-name="T4"> </text:span>высшего<text:span text:style-name="T6"> </text:span>образования</text:p>
      <text:p text:style-name="P2" loext:marker-style-name="T7"><text:span text:style-name="T7">«СИБИРСКИЙ</text:span><text:span text:style-name="T8"> </text:span><text:span text:style-name="T7">ФЕДЕРАЛЬНЫЙ</text:span><text:span text:style-name="T9"> </text:span><text:span text:style-name="T7">УНИВЕРСИТЕТ»</text:span></text:p>
      <text:p text:style-name="P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 loext:marker-style-name="T10"><text:span text:style-name="T11">Институт</text:span><text:span text:style-name="T12"> </text:span><text:span text:style-name="T11">космических</text:span><text:span text:style-name="T13"> </text:span><text:span text:style-name="T11">и</text:span><text:span text:style-name="T14"> </text:span><text:span text:style-name="T11">информационных</text:span><text:span text:style-name="T12"> </text:span><text:span text:style-name="T11">технологий</text:span></text:p>
          </table:table-cell>
        </table:table-row>
        <table:table-row table:style-name="Таблица1.1">
          <table:table-cell table:style-name="Таблица1.A2" office:value-type="string">
            <text:p text:style-name="P3" loext:marker-style-name="T10"><text:span text:style-name="T11">институт</text:span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0"><text:span text:style-name="T11">Кафедра</text:span><text:span text:style-name="T15"> </text:span><text:span text:style-name="T11">вычислительной</text:span><text:span text:style-name="T15"> </text:span><text:span text:style-name="T11">техники</text:span></text:p>
          </table:table-cell>
        </table:table-row>
        <table:table-row table:style-name="Таблица1.1">
          <table:table-cell table:style-name="Таблица1.A2" office:value-type="string">
            <text:p text:style-name="P3" loext:marker-style-name="T10"><text:span text:style-name="T11">кафедра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 loext:marker-style-name="T16"/>
      <text:p text:style-name="P6" loext:marker-style-name="T17"><text:span text:style-name="T18">ПРАКТИЧЕСКАЯ 0</text:span></text:p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ext:p text:style-name="P7" loext:marker-style-name="T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 loext:marker-style-name="T16"><text:span text:style-name="T20">Преподаватель</text:span></text:p>
          </table:table-cell>
          <table:table-cell table:style-name="Таблица2.A1" office:value-type="string">
            <text:p text:style-name="P9" loext:marker-style-name="T21"><text:span text:style-name="T22">____________</text:span></text:p>
          </table:table-cell>
          <table:table-cell table:style-name="Таблица2.A1" office:value-type="string">
            <text:p text:style-name="P10" loext:marker-style-name="T23"><text:span text:style-name="T24">Д. С. Романова</text:span></text:p>
          </table:table-cell>
        </table:table-row>
        <table:table-row table:style-name="Таблица2.1">
          <table:table-cell table:style-name="Таблица2.A1" office:value-type="string">
            <text:p text:style-name="P11" loext:marker-style-name="T25"/>
          </table:table-cell>
          <table:table-cell table:style-name="Таблица2.A1" office:value-type="string">
            <text:p text:style-name="P12" loext:marker-style-name="T25"><text:span text:style-name="T20">подпись, дата</text:span></text:p>
          </table:table-cell>
          <table:table-cell table:style-name="Таблица2.A1" office:value-type="string">
            <text:p text:style-name="P13" loext:marker-style-name="T25"><text:span text:style-name="T20">инициалы, фамилия</text:span></text:p>
            <text:p text:style-name="P8" loext:marker-style-name="T25"><text:span text:style-name="T20"/></text:p>
          </table:table-cell>
        </table:table-row>
        <table:table-row table:style-name="Таблица2.3">
          <table:table-cell table:style-name="Таблица2.A1" office:value-type="string">
            <text:p text:style-name="P8" loext:marker-style-name="T25"><text:span text:style-name="T20">Студент <text:s text:c="2"/></text:span><text:span text:style-name="T24">КИ20-07Б, 031939247</text:span></text:p>
          </table:table-cell>
          <table:table-cell table:style-name="Таблица2.A1" office:value-type="string">
            <text:p text:style-name="P9" loext:marker-style-name="T25"><text:span text:style-name="T22">____________</text:span></text:p>
          </table:table-cell>
          <table:table-cell table:style-name="Таблица2.A1" office:value-type="string">
            <text:p text:style-name="P8" loext:marker-style-name="T25"><text:span text:style-name="T24">И. В. Тимченко</text:span></text:p>
          </table:table-cell>
        </table:table-row>
        <table:table-row table:style-name="Таблица2.4">
          <table:table-cell table:style-name="Таблица2.A1" office:value-type="string">
            <text:p text:style-name="P8" loext:marker-style-name="T25"><text:span text:style-name="T20"><text:s text:c="10"/></text:span><text:span text:style-name="T22"><text:s text:c="6"/></text:span><text:span text:style-name="T26">номер группы, зачетной книжкой</text:span></text:p>
          </table:table-cell>
          <table:table-cell table:style-name="Таблица2.A1" office:value-type="string">
            <text:p text:style-name="P12" loext:marker-style-name="T25"><text:span text:style-name="T20">подпись, дата</text:span></text:p>
          </table:table-cell>
          <table:table-cell table:style-name="Таблица2.A1" office:value-type="string">
            <text:p text:style-name="P13" loext:marker-style-name="T25"><text:span text:style-name="T20">инициалы, фамилия</text:span></text:p>
          </table:table-cell>
        </table:table-row>
      </table:table>
      <text:p text:style-name="P14" loext:marker-style-name="T27"/>
      <text:p text:style-name="P5" loext:marker-style-name="T19"/>
      <text:p text:style-name="P5" loext:marker-style-name="T19"/>
      <text:p text:style-name="P5" loext:marker-style-name="T19"/>
      <text:p text:style-name="P15"><text:tab/><text:tab/><text:tab/><text:tab/><text:tab/></text:p>
      <text:p text:style-name="P15"/>
      <text:p text:style-name="P16"><text:tab/><text:tab/><text:tab/><text:tab/><text:tab/></text:p>
      <text:p text:style-name="P16"/>
      <text:p text:style-name="P16"/>
      <text:p text:style-name="P16"/>
      <text:p text:style-name="P16"/>
      <text:p text:style-name="P16"><text:tab/><text:tab/><text:tab/><text:tab/><text:tab/><text:bookmark-start text:name="_Hlk82624676"/>Красноярск 202<text:bookmark-end text:name="_Hlk82624676"/><text:span text:style-name="T28">5</text:span></text:p>
      <text:p text:style-name="P15"><text:soft-page-break/><text:span text:style-name="T29"><text:tab/><text:tab/><text:tab/><text:tab/><text:tab/>СОДЕРЖАНИЕ</text:span></text:p>
      <text:p text:style-name="P17"><text:span text:style-name="T29"/></text:p>
      <text:p text:style-name="P18">Задача №1 ……………………………………………………………………… 3</text:p>
      <text:p text:style-name="P18">Задача №2 ……………………………………………………………………… 7 </text:p>
      <text:p text:style-name="P18">Задача №3 ………………………………………………………………………10</text:p>
      <text:p text:style-name="P18">Задача №4 ………………………………………………………………………13</text:p>
      <text:p text:style-name="P18">Задача №5 ………………………………………………………………………17</text:p>
      <text:p text:style-name="P19"/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20"><text:soft-page-break/>Задача 1: Учет урожая</text:p>
      <text:p text:style-name="P21">Напишите программу, которая позволяет фермеру вести учет урожая различных культур. Используя структуру, программа должна хранить информацию о названии культуры, площади посева, урожайности и общем объеме урожая. Используя циклы, фермер сможет вводить данные по нескольким культурам, а программа будет рассчитывать и выводить общий объем урожая за сезон.</text:p>
      <text:p text:style-name="P21"/>
      <text:p text:style-name="P21">-------------------------------------------------------------------------------------------------------</text:p>
      <text:p text:style-name="P22"/>
      <text:p text:style-name="P23">Основная программа <text:span text:style-name="T30">на </text:span><text:span text:style-name="T31">Python </text:span><text:span text:style-name="T32">(</text:span><text:span text:style-name="T33">с использованием исключений)</text:span><text:span text:style-name="T31">:</text:span></text:p>
      <text:p text:style-name="P22"/>
      <text:p text:style-name="P22">class Crop:</text:p>
      <text:p text:style-name="P22"><text:s text:c="4"/>"""Класс для представления культуры."""</text:p>
      <text:p text:style-name="P22"><text:s text:c="4"/></text:p>
      <text:p text:style-name="P22"><text:s text:c="4"/>def __init__(self, name: str, area: float, yield_per_hectare: float):</text:p>
      <text:p text:style-name="P22"><text:s text:c="8"/>"""</text:p>
      <text:p text:style-name="P22"><text:s text:c="8"/>Инициализация культуры.</text:p>
      <text:p text:style-name="P22"><text:s text:c="8"/></text:p>
      <text:p text:style-name="P22"><text:s text:c="8"/>:param name: Название культуры</text:p>
      <text:p text:style-name="P22"><text:s text:c="8"/>:param area: Площадь посева в гектарах</text:p>
      <text:p text:style-name="P22"><text:s text:c="8"/>:param yield_per_hectare: Урожайность в тоннах на гектар</text:p>
      <text:p text:style-name="P22"><text:s text:c="8"/>"""</text:p>
      <text:p text:style-name="P22"><text:s text:c="8"/>self.name = name</text:p>
      <text:p text:style-name="P22"><text:s text:c="8"/>self.area = area <text:s/># Площадь посева в гектарах</text:p>
      <text:p text:style-name="P22"><text:s text:c="8"/>self.yield_per_hectare = yield_per_hectare <text:s/># Урожайность в тоннах на гектар</text:p>
      <text:p text:style-name="P22"/>
      <text:p text:style-name="P22"><text:s text:c="4"/>def total_yield(self) -&gt; float:</text:p>
      <text:p text:style-name="P22"><text:s text:c="8"/>"""Расчет общего объема урожая для данной культуры."""</text:p>
      <text:p text:style-name="P22"><text:s text:c="8"/>return self.area * self.yield_per_hectare</text:p>
      <text:p text:style-name="P22"/>
      <text:p text:style-name="P22"/>
      <text:p text:style-name="P22">class Farm:</text:p>
      <text:p text:style-name="P22"><text:s text:c="4"/>"""Класс для представления фермы."""</text:p>
      <text:p text:style-name="P22"><text:s text:c="4"/></text:p>
      <text:p text:style-name="P22"><text:s text:c="4"/>def __init__(self):</text:p>
      <text:p text:style-name="P22"><text:s text:c="8"/>"""Инициализация фермы с пустым списком культур."""</text:p>
      <text:p text:style-name="P22"><text:s text:c="8"/>self.crops = []</text:p>
      <text:p text:style-name="P22"/>
      <text:p text:style-name="P22"><text:s text:c="4"/>def add_crop(self, crop: Crop):</text:p>
      <text:p text:style-name="P22"><text:s text:c="8"/>"""Добавление культуры на ферму.</text:p>
      <text:p text:style-name="P22"><text:s text:c="8"/></text:p>
      <text:p text:style-name="P22"><text:s text:c="8"/>:param crop: Экземпляр класса Crop</text:p>
      <text:p text:style-name="P22"><text:s text:c="8"/>"""</text:p>
      <text:p text:style-name="P22"><text:s text:c="8"/>self.crops.append(crop)</text:p>
      <text:p text:style-name="P22"/>
      <text:p text:style-name="P22"><text:soft-page-break/><text:s text:c="4"/>def total_yield(self) -&gt; float:</text:p>
      <text:p text:style-name="P22"><text:s text:c="8"/>"""Расчет общего объема урожая всех культур на ферме."""</text:p>
      <text:p text:style-name="P22"><text:s text:c="8"/>return sum(crop.total_yield() for crop in self.crops)</text:p>
      <text:p text:style-name="P22"/>
      <text:p text:style-name="P22"/>
      <text:p text:style-name="P22">def main():</text:p>
      <text:p text:style-name="P22"><text:s text:c="4"/>"""Основная функция для взаимодействия с пользователем."""</text:p>
      <text:p text:style-name="P22"><text:s text:c="4"/>farm = Farm()</text:p>
      <text:p text:style-name="P22"><text:s text:c="4"/></text:p>
      <text:p text:style-name="P22"><text:s text:c="4"/>while True:</text:p>
      <text:p text:style-name="P22"><text:s text:c="8"/>try:</text:p>
      <text:p text:style-name="P22"><text:s text:c="12"/>name = input("Введите название культуры (или 'exit' для выхода): ")</text:p>
      <text:p text:style-name="P22"><text:s text:c="12"/>if name.lower() == 'exit':</text:p>
      <text:p text:style-name="P22"><text:s text:c="16"/>break</text:p>
      <text:p text:style-name="P22"><text:s text:c="12"/></text:p>
      <text:p text:style-name="P22"><text:s text:c="12"/>area = float(input("Введите площадь посева (в гектарах): "))</text:p>
      <text:p text:style-name="P22"><text:s text:c="12"/>yield_per_hectare = float(input("Введите урожайность (в тоннах на гектар): "))</text:p>
      <text:p text:style-name="P22"><text:s text:c="12"/></text:p>
      <text:p text:style-name="P22"><text:s text:c="12"/>if area &lt; 0 or yield_per_hectare &lt; 0:</text:p>
      <text:p text:style-name="P22"><text:s text:c="16"/>raise ValueError("Площадь и урожайность должны быть неотрицательными числами.")</text:p>
      <text:p text:style-name="P22"><text:s text:c="12"/></text:p>
      <text:p text:style-name="P22"><text:s text:c="12"/>crop = Crop(name, area, yield_per_hectare)</text:p>
      <text:p text:style-name="P22"><text:s text:c="12"/>farm.add_crop(crop)</text:p>
      <text:p text:style-name="P22"><text:s text:c="8"/></text:p>
      <text:p text:style-name="P22"><text:s text:c="8"/>except ValueError as e:</text:p>
      <text:p text:style-name="P22"><text:s text:c="12"/>print(f"Ошибка ввода: {e}. Пожалуйста, попробуйте снова.")</text:p>
      <text:p text:style-name="P22"><text:s text:c="4"/></text:p>
      <text:p text:style-name="P22"><text:s text:c="4"/>print(f"Общий объем урожая за сезон: {farm.total_yield()} тонн")</text:p>
      <text:p text:style-name="P22"/>
      <text:p text:style-name="P22"/>
      <text:p text:style-name="P22">if __name__ == "__main__":</text:p>
      <text:p text:style-name="P22"><text:s text:c="4"/>main()</text:p>
      <text:p text:style-name="P22"/>
      <text:p text:style-name="P22"/>
      <text:p text:style-name="P23">Описание кода</text:p>
      <text:p text:style-name="P22"/>
      <text:p text:style-name="P22">1. Класс Crop:</text:p>
      <text:p text:style-name="P22"/>
      <text:p text:style-name="P22"><text:s text:c="4"/>Хранит информацию о культуре: название, площадь и урожайность.</text:p>
      <text:p text:style-name="P22"/>
      <text:p text:style-name="P22"><text:s text:c="4"/>Метод total_yield вычисляет общий объем урожая для данной культуры.</text:p>
      <text:p text:style-name="P22"/>
      <text:p text:style-name="P22">2. Класс Farm:</text:p>
      <text:p text:style-name="P22"><text:soft-page-break/></text:p>
      <text:p text:style-name="P22"><text:s text:c="4"/>Хранит список культур.</text:p>
      <text:p text:style-name="P22"/>
      <text:p text:style-name="P22"><text:s text:c="4"/>Метод add_crop добавляет новую культуру в список.</text:p>
      <text:p text:style-name="P22"/>
      <text:p text:style-name="P22"><text:s text:c="4"/>Метод total_yield вычисляет общий объем урожая всех культур на ферме.</text:p>
      <text:p text:style-name="P22"/>
      <text:p text:style-name="P22">3. Функция main:</text:p>
      <text:p text:style-name="P22"/>
      <text:p text:style-name="P22"><text:s text:c="4"/>Обеспечивает пользовательский интерфейс для ввода данных о культурах.</text:p>
      <text:p text:style-name="P22"/>
      <text:p text:style-name="P22"><text:s text:c="4"/>Обрабатывает исключения, чтобы предотвратить ошибки ввода (например, если пользователь вводит отрицательные значения или некорректные типы данных).</text:p>
      <text:p text:style-name="P22"/>
      <text:p text:style-name="P22"><text:s text:c="4"/>Позволяет пользователю вводить данные до тех пор, пока он не введет 'exit'.</text:p>
      <text:p text:style-name="P23">Юнит-тесты</text:p>
      <text:p text:style-name="P22"/>
      <text:p text:style-name="P22">Теперь добавим юнит-тесты для проверки функциональности программы. <text:span text:style-name="T34">Б</text:span>удем использовать библиотеку unittest.</text:p>
      <text:p text:style-name="P22"/>
      <text:p text:style-name="P22">import unittest</text:p>
      <text:p text:style-name="P22"/>
      <text:p text:style-name="P22">class TestCrop(unittest.TestCase):</text:p>
      <text:p text:style-name="P22"><text:s text:c="4"/>def test_total_yield(self):</text:p>
      <text:p text:style-name="P22"><text:s text:c="8"/>"""Тестирование расчета общего объема урожая для культуры."""</text:p>
      <text:p text:style-name="P22"><text:s text:c="8"/>crop = Crop("Пшеница", 10, 3)</text:p>
      <text:p text:style-name="P22"><text:s text:c="8"/>self.assertEqual(crop.total_yield(), 30)</text:p>
      <text:p text:style-name="P22"/>
      <text:p text:style-name="P22">class TestFarm(unittest.TestCase):</text:p>
      <text:p text:style-name="P22"><text:s text:c="4"/>def test_total_yield_multiple_crops(self):</text:p>
      <text:p text:style-name="P22"><text:s text:c="8"/>"""Тестирование расчета общего объема урожая для нескольких культур."""</text:p>
      <text:p text:style-name="P22"><text:s text:c="8"/>farm = Farm()</text:p>
      <text:p text:style-name="P22"><text:s text:c="8"/>farm.add_crop(Crop("Пшеница", 10, 3))</text:p>
      <text:p text:style-name="P22"><text:s text:c="8"/>farm.add_crop(Crop("Кукуруза", 5, 4))</text:p>
      <text:p text:style-name="P22"><text:s text:c="8"/>self.assertEqual(farm.total_yield(), 50)</text:p>
      <text:p text:style-name="P22"/>
      <text:p text:style-name="P22"><text:s text:c="4"/>def test_negative_area(self):</text:p>
      <text:p text:style-name="P22"><text:s text:c="8"/>"""Тестирование обработки отрицательной площади."""</text:p>
      <text:p text:style-name="P22"><text:s text:c="8"/>with self.assertRaises(ValueError):</text:p>
      <text:p text:style-name="P22"><text:s text:c="12"/>Crop("Пшеница", -10, 3)</text:p>
      <text:p text:style-name="P22"><text:s/>def test_negative_yield_per_hectare(self):</text:p>
      <text:p text:style-name="P22"><text:s text:c="8"/>"""Тестирование обработки отрицательной урожайности."""</text:p>
      <text:p text:style-name="P22"><text:s text:c="8"/>with self.assertRaises(ValueError):</text:p>
      <text:p text:style-name="P22"><text:s text:c="12"/>Crop("Пшеница", 10, -3)</text:p>
      <text:p text:style-name="P22"><text:soft-page-break/></text:p>
      <text:p text:style-name="P22">if __name__ == "__main__":</text:p>
      <text:p text:style-name="P22"><text:s text:c="4"/>unittest.main()</text:p>
      <text:p text:style-name="P22"/>
      <text:p text:style-name="P22"/>
      <text:p text:style-name="P23">Описание юнит-тестов</text:p>
      <text:p text:style-name="P22"/>
      <text:p text:style-name="P22">1. Тесты для класса Crop:</text:p>
      <text:p text:style-name="P22"/>
      <text:p text:style-name="P22"><text:s text:c="4"/>Проверяем правильность расчета общего объема урожая с помощью метода test_total_yield.</text:p>
      <text:p text:style-name="P22"/>
      <text:p text:style-name="P22">2. Тесты для класса Farm:</text:p>
      <text:p text:style-name="P22"/>
      <text:p text:style-name="P22"><text:s text:c="4"/>Проверяем правильность расчета общего объема урожая для нескольких культур с помощью метода test_total_yield_multiple_crops.</text:p>
      <text:p text:style-name="P22"/>
      <text:p text:style-name="P22"><text:s text:c="4"/>Проверяем обработку ошибок при вводе отрицательных значений площади и урожайности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Задача 2: Контроль поголовья скота</text:p>
      <text:p text:style-name="P22">Создайте программу для учета поголовья скота на ферме. Используя</text:p>
      <text:p text:style-name="P22">структуру, программа должна хранить информацию о виде животного,</text:p>
      <text:p text:style-name="P22">количестве голов, среднесуточном привесе и общем приросте за</text:p>
      <text:p text:style-name="P22">период. Используя циклы, фермер сможет вводить данные по</text:p>
      <text:p text:style-name="P22">различным видам животных, а программа будет рассчитывать и</text:p>
      <text:p text:style-name="P22">выводить общий прирост поголовья за определенный период. </text:p>
      <text:p text:style-name="P22">-------------------------------------------------------------------------------------------------------</text:p>
      <text:p text:style-name="P22"/>
      <text:p text:style-name="P24">Основная программа <text:span text:style-name="T34">на </text:span><text:span text:style-name="T31">Python </text:span><text:span text:style-name="T32">(</text:span><text:span text:style-name="T33">с использованием исключений)</text:span><text:span text:style-name="T31">:</text:span></text:p>
      <text:p text:style-name="P22"/>
      <text:p text:style-name="P22">class Animal:</text:p>
      <text:p text:style-name="P22"><text:s text:c="4"/>def __init__(self, species: str, head_count: int, daily_gain: float):</text:p>
      <text:p text:style-name="P22"><text:s text:c="8"/>self.species = species</text:p>
      <text:p text:style-name="P22"><text:s text:c="8"/>self.head_count = head_count</text:p>
      <text:p text:style-name="P22"><text:s text:c="8"/>self.daily_gain = daily_gain</text:p>
      <text:p text:style-name="P22"><text:s text:c="8"/>self.total_gain = 0</text:p>
      <text:p text:style-name="P22"/>
      <text:p text:style-name="P22"><text:s text:c="4"/>def calculate_total_gain(self, days: int):</text:p>
      <text:p text:style-name="P22"><text:s text:c="8"/>if days &lt; 0:</text:p>
      <text:p text:style-name="P22"><text:s text:c="12"/>raise ValueError("Количество дней не может быть отрицательным.")</text:p>
      <text:p text:style-name="P22"><text:s text:c="8"/>self.total_gain = self.head_count * self.daily_gain * days</text:p>
      <text:p text:style-name="P22"/>
      <text:p text:style-name="P22"/>
      <text:p text:style-name="P22">def main():</text:p>
      <text:p text:style-name="P22"><text:s text:c="4"/>animals = []</text:p>
      <text:p text:style-name="P22"><text:s text:c="4"/></text:p>
      <text:p text:style-name="P22"><text:s text:c="4"/>while True:</text:p>
      <text:p text:style-name="P22"><text:s text:c="8"/>try:</text:p>
      <text:p text:style-name="P22"><text:s text:c="12"/>species = input("Введите вид животного (или 'exit' для выхода): ")</text:p>
      <text:p text:style-name="P22"><text:s text:c="12"/>if species.lower() == 'exit':</text:p>
      <text:p text:style-name="P22"><text:s text:c="16"/>break</text:p>
      <text:p text:style-name="P22"><text:s text:c="12"/></text:p>
      <text:p text:style-name="P22"><text:s text:c="12"/>head_count = int(input("Введите количество голов: "))</text:p>
      <text:p text:style-name="P22"><text:s text:c="12"/>daily_gain = float(input("Введите среднесуточный привес (в кг): "))</text:p>
      <text:p text:style-name="P22"><text:s text:c="12"/></text:p>
      <text:p text:style-name="P22"><text:s text:c="12"/>animal = Animal(species, head_count, daily_gain)</text:p>
      <text:p text:style-name="P22"><text:s text:c="12"/>days = int(input("Введите количество дней для расчета прироста: "))</text:p>
      <text:p text:style-name="P22"><text:s text:c="12"/>animal.calculate_total_gain(days)</text:p>
      <text:p text:style-name="P22"><text:s text:c="12"/></text:p>
      <text:p text:style-name="P22"><text:s text:c="12"/>animals.append(animal)</text:p>
      <text:p text:style-name="P22"><text:s text:c="8"/></text:p>
      <text:p text:style-name="P22"><text:s text:c="8"/>except ValueError as e:</text:p>
      <text:p text:style-name="P22"><text:s text:c="12"/>print(f"Ошибка ввода: {e}")</text:p>
      <text:p text:style-name="P22"><text:s text:c="4"/></text:p>
      <text:p text:style-name="P22"><text:soft-page-break/><text:s text:c="4"/>total_growth = sum(animal.total_gain for animal in animals)</text:p>
      <text:p text:style-name="P22"><text:s text:c="4"/>print(f"Общий прирост поголовья за указанный период: {total_growth} кг")</text:p>
      <text:p text:style-name="P22"/>
      <text:p text:style-name="P22"/>
      <text:p text:style-name="P22">if __name__ == "__main__":</text:p>
      <text:p text:style-name="P22"><text:s text:c="4"/>main()</text:p>
      <text:p text:style-name="P22"/>
      <text:p text:style-name="P22"/>
      <text:p text:style-name="P23">Юнит-тесты</text:p>
      <text:p text:style-name="P22"/>
      <text:p text:style-name="P22">import unittest</text:p>
      <text:p text:style-name="P22"/>
      <text:p text:style-name="P22">class TestAnimal(unittest.TestCase):</text:p>
      <text:p text:style-name="P22"><text:s text:c="4"/>def test_calculate_total_gain(self):</text:p>
      <text:p text:style-name="P22"><text:s text:c="8"/>animal = Animal("Коровы", 10, 1.5)</text:p>
      <text:p text:style-name="P22"><text:s text:c="8"/>animal.calculate_total_gain(5)</text:p>
      <text:p text:style-name="P22"><text:s text:c="8"/>self.assertEqual(animal.total_gain, 75)</text:p>
      <text:p text:style-name="P22"/>
      <text:p text:style-name="P22"><text:s text:c="4"/>def test_calculate_total_gain_negative_days(self):</text:p>
      <text:p text:style-name="P22"><text:s text:c="8"/>animal = Animal("Коровы", 10, 1.5)</text:p>
      <text:p text:style-name="P22"><text:s text:c="8"/>with self.assertRaises(ValueError):</text:p>
      <text:p text:style-name="P22"><text:s text:c="12"/>animal.calculate_total_gain(-5)</text:p>
      <text:p text:style-name="P22"/>
      <text:p text:style-name="P22"><text:s text:c="4"/>def test_animal_initialization(self):</text:p>
      <text:p text:style-name="P22"><text:s text:c="8"/>animal = Animal("Овцы", 20, 0.5)</text:p>
      <text:p text:style-name="P22"><text:s text:c="8"/>self.assertEqual(animal.species, "Овцы")</text:p>
      <text:p text:style-name="P22"><text:s text:c="8"/>self.assertEqual(animal.head_count, 20)</text:p>
      <text:p text:style-name="P22"><text:s text:c="8"/>self.assertEqual(animal.daily_gain, 0.5)</text:p>
      <text:p text:style-name="P22"/>
      <text:p text:style-name="P22">if __name__ == '__main__':</text:p>
      <text:p text:style-name="P22"><text:s text:c="4"/>unittest.main()</text:p>
      <text:p text:style-name="P22"/>
      <text:p text:style-name="P22"/>
      <text:p text:style-name="P23">Объяснение кода</text:p>
      <text:p text:style-name="P22"/>
      <text:p text:style-name="P22">1. Класс Animal:</text:p>
      <text:p text:style-name="P22"/>
      <text:p text:style-name="P22"><text:s text:c="4"/>Содержит информацию о виде животного, количестве голов и среднем суточном привесе.</text:p>
      <text:p text:style-name="P22"/>
      <text:p text:style-name="P22"><text:s text:c="4"/>Метод calculate_total_gain рассчитывает общий прирост за определенное количество дней.</text:p>
      <text:p text:style-name="P22"/>
      <text:p text:style-name="P22">2. Основная программа:</text:p>
      <text:p text:style-name="P22"/>
      <text:p text:style-name="P22"><text:soft-page-break/><text:s text:c="4"/>В цикле запрашивает у пользователя ввод данных о животных.</text:p>
      <text:p text:style-name="P22"/>
      <text:p text:style-name="P22"><text:s text:c="4"/>Обрабатывает исключения, если введены некорректные значения.</text:p>
      <text:p text:style-name="P22"/>
      <text:p text:style-name="P22"><text:s text:c="4"/>Подсчитывает и выводит общий прирост поголовья за указанный период.</text:p>
      <text:p text:style-name="P22"/>
      <text:p text:style-name="P22">3. Юнит-тесты:</text:p>
      <text:p text:style-name="P22"/>
      <text:p text:style-name="P22"><text:s text:c="4"/>Проверяют корректность работы методов класса Animal, включая обработку исключений.</text:p>
      <text:p text:style-name="P22"/>
      <text:p text:style-name="P25">____________________________________________________________________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Задача 3: Расчет потребности в кормах</text:p>
      <text:p text:style-name="P25">Разработайте программу, которая рассчитывает потребность в кормах</text:p>
      <text:p text:style-name="P25">для животных на ферме. Используя структуру, программа должна</text:p>
      <text:p text:style-name="P25">хранить информацию о виде животного, суточной норме корма на</text:p>
      <text:p text:style-name="P25">одну голову и общем поголовье. Используя циклы, фермер сможет</text:p>
      <text:p text:style-name="P25">вводить данные по различным видам животных, а программа будет</text:p>
      <text:p text:style-name="P25">рассчитывать и выводить общую потребность в кормах за</text:p>
      <text:p text:style-name="P25">определенный период.</text:p>
      <text:p text:style-name="P25"/>
      <text:p text:style-name="P25">-------------------------------------------------------------------------------------------------------</text:p>
      <text:p text:style-name="P25"/>
      <text:p text:style-name="P27">Основная программа <text:span text:style-name="T35">на </text:span><text:span text:style-name="T36">Python </text:span><text:span text:style-name="T37">(</text:span><text:span text:style-name="T33">с использованием исключений)</text:span><text:span text:style-name="T36">:</text:span></text:p>
      <text:p text:style-name="P25"/>
      <text:p text:style-name="P25">class Animal:</text:p>
      <text:p text:style-name="P25"><text:s text:c="4"/>def __init__(self, species: str, daily_feed: float, head_count: int):</text:p>
      <text:p text:style-name="P25"><text:s text:c="8"/>self.species = species</text:p>
      <text:p text:style-name="P25"><text:s text:c="8"/>self.daily_feed = daily_feed</text:p>
      <text:p text:style-name="P25"><text:s text:c="8"/>self.head_count = head_count</text:p>
      <text:p text:style-name="P25"/>
      <text:p text:style-name="P25"><text:s text:c="4"/>def total_feed_needed(self, days: int) -&gt; float:</text:p>
      <text:p text:style-name="P25"><text:s text:c="8"/>if days &lt; 0:</text:p>
      <text:p text:style-name="P25"><text:s text:c="12"/>raise ValueError("Количество дней не может быть отрицательным.")</text:p>
      <text:p text:style-name="P25"><text:s text:c="8"/>return self.daily_feed * self.head_count * days</text:p>
      <text:p text:style-name="P25"/>
      <text:p text:style-name="P25"/>
      <text:p text:style-name="P25">def main():</text:p>
      <text:p text:style-name="P25"><text:s text:c="4"/>animals = []</text:p>
      <text:p text:style-name="P25"><text:s text:c="4"/></text:p>
      <text:p text:style-name="P25"><text:s text:c="4"/>while True:</text:p>
      <text:p text:style-name="P25"><text:s text:c="8"/>try:</text:p>
      <text:p text:style-name="P25"><text:s text:c="12"/>species = input("Введите вид животного (или 'exit' для выхода): ")</text:p>
      <text:p text:style-name="P25"><text:s text:c="12"/>if species.lower() == 'exit':</text:p>
      <text:p text:style-name="P25"><text:s text:c="16"/>break</text:p>
      <text:p text:style-name="P25"><text:s text:c="12"/></text:p>
      <text:p text:style-name="P25"><text:s text:c="12"/>daily_feed = float(input("Введите суточную норму корма на одну голову (в кг): "))</text:p>
      <text:p text:style-name="P25"><text:s text:c="12"/>head_count = int(input("Введите количество голов: "))</text:p>
      <text:p text:style-name="P25"><text:s text:c="12"/></text:p>
      <text:p text:style-name="P25"><text:s text:c="12"/>animal = Animal(species, daily_feed, head_count)</text:p>
      <text:p text:style-name="P25"><text:s text:c="12"/>days = int(input("Введите количество дней для расчета потребности в кормах: "))</text:p>
      <text:p text:style-name="P25"><text:s text:c="12"/>total_feed = animal.total_feed_needed(days)</text:p>
      <text:p text:style-name="P25"><text:s text:c="12"/></text:p>
      <text:p text:style-name="P25"><text:s text:c="12"/>animals.append(animal)</text:p>
      <text:p text:style-name="P25"><text:soft-page-break/><text:s text:c="12"/>print(f"Потребность в кормах для {species} за {days} дней: {total_feed} кг")</text:p>
      <text:p text:style-name="P25"><text:s text:c="8"/></text:p>
      <text:p text:style-name="P25"><text:s text:c="8"/>except ValueError as e:</text:p>
      <text:p text:style-name="P25"><text:s text:c="12"/>print(f"Ошибка ввода: {e}")</text:p>
      <text:p text:style-name="P25"><text:s text:c="4"/></text:p>
      <text:p text:style-name="P25"><text:s text:c="4"/>overall_feed = sum(animal.total_feed_needed(days) for animal in animals)</text:p>
      <text:p text:style-name="P25"><text:s text:c="4"/>print(f"Общая потребность в кормах за указанный период: {overall_feed} кг")</text:p>
      <text:p text:style-name="P25"/>
      <text:p text:style-name="P25"/>
      <text:p text:style-name="P25">if __name__ == "__main__":</text:p>
      <text:p text:style-name="P25"><text:s text:c="4"/>main()</text:p>
      <text:p text:style-name="P25"/>
      <text:p text:style-name="P25"/>
      <text:p text:style-name="P26">Юнит-тесты</text:p>
      <text:p text:style-name="P25"/>
      <text:p text:style-name="P25">import unittest</text:p>
      <text:p text:style-name="P25"/>
      <text:p text:style-name="P25">class TestAnimal(unittest.TestCase):</text:p>
      <text:p text:style-name="P25"><text:s text:c="4"/>def test_total_feed_needed(self):</text:p>
      <text:p text:style-name="P25"><text:s text:c="8"/>animal = Animal("Коровы", 10.0, 5)</text:p>
      <text:p text:style-name="P25"><text:s text:c="8"/>self.assertEqual(animal.total_feed_needed(3), 150.0)</text:p>
      <text:p text:style-name="P25"/>
      <text:p text:style-name="P25"><text:s text:c="4"/>def test_total_feed_needed_negative_days(self):</text:p>
      <text:p text:style-name="P25"><text:s text:c="8"/>animal = Animal("Овцы", 5.0, 10)</text:p>
      <text:p text:style-name="P25"><text:s text:c="8"/>with self.assertRaises(ValueError):</text:p>
      <text:p text:style-name="P25"><text:s text:c="12"/>animal.total_feed_needed(-2)</text:p>
      <text:p text:style-name="P25"/>
      <text:p text:style-name="P25"><text:s text:c="4"/>def test_animal_initialization(self):</text:p>
      <text:p text:style-name="P25"><text:s text:c="8"/>animal = Animal("Куры", 1.5, 100)</text:p>
      <text:p text:style-name="P25"><text:s text:c="8"/>self.assertEqual(animal.species, "Куры")</text:p>
      <text:p text:style-name="P25"><text:s text:c="8"/>self.assertEqual(animal.daily_feed, 1.5)</text:p>
      <text:p text:style-name="P25"><text:s text:c="8"/>self.assertEqual(animal.head_count, 100)</text:p>
      <text:p text:style-name="P25"/>
      <text:p text:style-name="P25">if __name__ == '__main__':</text:p>
      <text:p text:style-name="P25"><text:s text:c="4"/>unittest.main()</text:p>
      <text:p text:style-name="P25"/>
      <text:p text:style-name="P25"/>
      <text:p text:style-name="P26">Объяснение кода</text:p>
      <text:p text:style-name="P25"/>
      <text:p text:style-name="P25">1. Класс Animal:</text:p>
      <text:p text:style-name="P25"/>
      <text:p text:style-name="P25"><text:s text:c="4"/>Содержит информацию о виде животного, суточной норме корма на одну голову и общем поголовье.</text:p>
      <text:p text:style-name="P25"/>
      <text:p text:style-name="P25"><text:soft-page-break/><text:s text:c="4"/>Метод total_feed_needed рассчитывает общую потребность в кормах за заданное количество дней.</text:p>
      <text:p text:style-name="P25"/>
      <text:p text:style-name="P25">2. Основная программа:</text:p>
      <text:p text:style-name="P25"/>
      <text:p text:style-name="P25"><text:s text:c="4"/>В цикле запрашивает у пользователя ввод данных о животных.</text:p>
      <text:p text:style-name="P25"/>
      <text:p text:style-name="P25"><text:s text:c="4"/>Обрабатывает исключения, если введены некорректные значения.</text:p>
      <text:p text:style-name="P25"/>
      <text:p text:style-name="P25"><text:s text:c="4"/>Подсчитывает и выводит потребность в кормах для каждого вида животного и общую потребность за указанный период.</text:p>
      <text:p text:style-name="P25"/>
      <text:p text:style-name="P25">3. Юнит-тесты:</text:p>
      <text:p text:style-name="P25"/>
      <text:p text:style-name="P25"><text:s text:c="4"/>Проверяют корректность работы методов класса Animal, включая обработку исключений и правильность расчетов.</text:p>
      <text:p text:style-name="P28">____________________________________________________________________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/>
      <text:p text:style-name="P29"><text:soft-page-break/>Задача 4: Управление складом</text:p>
      <text:p text:style-name="P30">Разработайте программу для управления складскими запасами.</text:p>
      <text:p text:style-name="P30">Программа должна позволять менеджеру склада вести учет</text:p>
      <text:p text:style-name="P30">различных товаров. Используя структуру данных, программа должна</text:p>
      <text:p text:style-name="P30">хранить информацию о наименовании товара, количестве на складе,</text:p>
      <text:p text:style-name="P30">цене за единицу и общем объеме стоимости товара на складе.</text:p>
      <text:p text:style-name="P30">Менеджер сможет вводить данные по нескольким товарам, а</text:p>
      <text:p text:style-name="P30">программа будет рассчитывать и выводить общую стоимость всех</text:p>
      <text:p text:style-name="P30">товаров на складе.</text:p>
      <text:p text:style-name="P30">Требования:</text:p>
      <text:p text:style-name="P31"><text:span text:style-name="T31">1. </text:span>Создать структуру для хранения информации о товаре.</text:p>
      <text:p text:style-name="P30">2. Реализовать ввод данных о товарах с использованием циклов.</text:p>
      <text:p text:style-name="P30">3. Рассчитать общий объем стоимости всех товаров.</text:p>
      <text:p text:style-name="P30">4. Вывести итоговую информацию на экран.</text:p>
      <text:p text:style-name="P30"/>
      <text:p text:style-name="P25">-------------------------------------------------------------------------------------------------------</text:p>
      <text:p text:style-name="P25"><text:s/></text:p>
      <text:p text:style-name="P32">Основная программа на <text:span text:style-name="T38">Python </text:span><text:span text:style-name="T32">(</text:span><text:span text:style-name="T37">с использованием исключений)</text:span><text:span text:style-name="T38">:</text:span></text:p>
      <text:p text:style-name="P25"/>
      <text:p text:style-name="P25">class Product:</text:p>
      <text:p text:style-name="P25"><text:s text:c="4"/>def __init__(self, name: str, quantity: int, unit_price: float):</text:p>
      <text:p text:style-name="P25"><text:s text:c="8"/>self.name = name</text:p>
      <text:p text:style-name="P25"><text:s text:c="8"/>self.quantity = quantity</text:p>
      <text:p text:style-name="P25"><text:s text:c="8"/>self.unit_price = unit_price</text:p>
      <text:p text:style-name="P25"/>
      <text:p text:style-name="P25"><text:s text:c="4"/>def total_value(self) -&gt; float:</text:p>
      <text:p text:style-name="P25"><text:s text:c="8"/>"""Возвращает общую стоимость товара на складе."""</text:p>
      <text:p text:style-name="P25"><text:s text:c="8"/>return self.quantity * self.unit_price</text:p>
      <text:p text:style-name="P25"/>
      <text:p text:style-name="P25"/>
      <text:p text:style-name="P25">class Inventory:</text:p>
      <text:p text:style-name="P25"><text:s text:c="4"/>def __init__(self):</text:p>
      <text:p text:style-name="P25"><text:s text:c="8"/>self.products = []</text:p>
      <text:p text:style-name="P25"/>
      <text:p text:style-name="P25"><text:s text:c="4"/>def add_product(self, product: Product):</text:p>
      <text:p text:style-name="P25"><text:s text:c="8"/>"""Добавляет продукт в инвентарь."""</text:p>
      <text:p text:style-name="P25"><text:s text:c="8"/>self.products.append(product)</text:p>
      <text:p text:style-name="P25"/>
      <text:p text:style-name="P25"><text:s text:c="4"/>def total_inventory_value(self) -&gt; float:</text:p>
      <text:p text:style-name="P25"><text:s text:c="8"/>"""Возвращает общую стоимость всех товаров на складе."""</text:p>
      <text:p text:style-name="P25"><text:s text:c="8"/>return sum(product.total_value() for product in self.products)</text:p>
      <text:p text:style-name="P25"/>
      <text:p text:style-name="P25"><text:s text:c="4"/>def display_inventory(self):</text:p>
      <text:p text:style-name="P25"><text:s text:c="8"/>"""Выводит информацию о товарах на складе."""</text:p>
      <text:p text:style-name="P25"><text:soft-page-break/><text:s text:c="8"/>print(f"\n{'Наименование':&lt;20}{'Количество':&lt;15}{'Цена за единицу':&lt;20}{'Общая стоимость':&lt;20}")</text:p>
      <text:p text:style-name="P25"><text:s text:c="8"/>for product in self.products:</text:p>
      <text:p text:style-name="P25"><text:s text:c="12"/>total_value = product.total_value()</text:p>
      <text:p text:style-name="P25"><text:s text:c="12"/>print(f"{product.name:&lt;20}{product.quantity:&lt;15}{product.unit_price:&lt;20}{total_value:&lt;20}")</text:p>
      <text:p text:style-name="P25"/>
      <text:p text:style-name="P25"/>
      <text:p text:style-name="P25">def main():</text:p>
      <text:p text:style-name="P25"><text:s text:c="4"/>inventory = Inventory()</text:p>
      <text:p text:style-name="P25"/>
      <text:p text:style-name="P25"><text:s text:c="4"/>while True:</text:p>
      <text:p text:style-name="P25"><text:s text:c="8"/>try:</text:p>
      <text:p text:style-name="P25"><text:s text:c="12"/>name = input("Введите наименование товара (или 'exit' для выхода): ")</text:p>
      <text:p text:style-name="P25"><text:s text:c="12"/>if name.lower() == 'exit':</text:p>
      <text:p text:style-name="P25"><text:s text:c="16"/>break</text:p>
      <text:p text:style-name="P25"/>
      <text:p text:style-name="P25"><text:s text:c="12"/>quantity = int(input("Введите количество на складе: "))</text:p>
      <text:p text:style-name="P25"><text:s text:c="12"/>unit_price = float(input("Введите цену за единицу: "))</text:p>
      <text:p text:style-name="P25"/>
      <text:p text:style-name="P25"><text:s text:c="12"/>product = Product(name, quantity, unit_price)</text:p>
      <text:p text:style-name="P25"><text:s text:c="12"/>inventory.add_product(product)</text:p>
      <text:p text:style-name="P25"/>
      <text:p text:style-name="P25"><text:s text:c="8"/>except ValueError as e:</text:p>
      <text:p text:style-name="P25"><text:s text:c="12"/>print(f"Ошибка ввода: {e}. Пожалуйста, попробуйте еще раз.")</text:p>
      <text:p text:style-name="P25"/>
      <text:p text:style-name="P25"><text:s text:c="4"/># Вывод итоговой информации о товарах на складе</text:p>
      <text:p text:style-name="P25"><text:s text:c="4"/>inventory.display_inventory()</text:p>
      <text:p text:style-name="P25"><text:s text:c="4"/></text:p>
      <text:p text:style-name="P25"><text:s text:c="4"/># Вывод общей стоимости всех товаров на складе</text:p>
      <text:p text:style-name="P25"><text:s text:c="4"/>total_value = inventory.total_inventory_value()</text:p>
      <text:p text:style-name="P25"><text:s text:c="4"/>print(f"\nОбщая стоимость всех товаров на складе: {total_value:.2f} руб.")</text:p>
      <text:p text:style-name="P25"/>
      <text:p text:style-name="P25"/>
      <text:p text:style-name="P25">if __name__ == "__main__":</text:p>
      <text:p text:style-name="P25"><text:s text:c="4"/>main()</text:p>
      <text:p text:style-name="P25"/>
      <text:p text:style-name="P25"/>
      <text:p text:style-name="P26">Юнит-тесты</text:p>
      <text:p text:style-name="P25"/>
      <text:p text:style-name="P25">import unittest</text:p>
      <text:p text:style-name="P25"/>
      <text:p text:style-name="P25"/>
      <text:p text:style-name="P25">class TestInventory(unittest.TestCase):</text:p>
      <text:p text:style-name="P25"/>
      <text:p text:style-name="P25"><text:soft-page-break/><text:s text:c="4"/>def setUp(self):</text:p>
      <text:p text:style-name="P25"><text:s text:c="8"/>"""Создаем инвентарь и добавляем тестовые продукты."""</text:p>
      <text:p text:style-name="P25"><text:s text:c="8"/>self.inventory = Inventory()</text:p>
      <text:p text:style-name="P25"><text:s text:c="8"/>self.inventory.add_product(Product("Товар 1", 10, 100.0))</text:p>
      <text:p text:style-name="P25"><text:s text:c="8"/>self.inventory.add_product(Product("Товар 2", 5, 200.0))</text:p>
      <text:p text:style-name="P25"/>
      <text:p text:style-name="P25"><text:s text:c="4"/>def test_total_inventory_value(self):</text:p>
      <text:p text:style-name="P25"><text:s text:c="8"/>"""Проверяем правильность расчета общей стоимости."""</text:p>
      <text:p text:style-name="P25"><text:s text:c="8"/>self.assertEqual(self.inventory.total_inventory_value(), 2000.0)</text:p>
      <text:p text:style-name="P25"/>
      <text:p text:style-name="P25"><text:s text:c="4"/>def test_product_total_value(self):</text:p>
      <text:p text:style-name="P25"><text:s text:c="8"/>"""Проверяем правильность расчета общей стоимости отдельного товара."""</text:p>
      <text:p text:style-name="P25"><text:s text:c="8"/>product = Product("Товар 3", 3, 150.0)</text:p>
      <text:p text:style-name="P25"><text:s text:c="8"/>self.assertEqual(product.total_value(), 450.0)</text:p>
      <text:p text:style-name="P25"/>
      <text:p text:style-name="P25"><text:s text:c="4"/>def test_add_product(self):</text:p>
      <text:p text:style-name="P25"><text:s text:c="8"/>"""Проверяем добавление продукта в инвентарь."""</text:p>
      <text:p text:style-name="P25"><text:s text:c="8"/>product = Product("Товар 4", 2, 300.0)</text:p>
      <text:p text:style-name="P25"><text:s text:c="8"/>self.inventory.add_product(product)</text:p>
      <text:p text:style-name="P25"><text:s text:c="8"/>self.assertEqual(len(self.inventory.products), 3)</text:p>
      <text:p text:style-name="P25"/>
      <text:p text:style-name="P25">if __name__ == "__main__":</text:p>
      <text:p text:style-name="P25"><text:s text:c="4"/>unittest.main()</text:p>
      <text:p text:style-name="P25"/>
      <text:p text:style-name="P25"/>
      <text:p text:style-name="P26">Объяснение кода</text:p>
      <text:p text:style-name="P25"/>
      <text:p text:style-name="P25">1. Класс Product:</text:p>
      <text:p text:style-name="P25"/>
      <text:p text:style-name="P25"><text:s text:c="4"/>Содержит информацию о товаре (наименование, количество и цена за единицу).</text:p>
      <text:p text:style-name="P25"/>
      <text:p text:style-name="P25"><text:s text:c="4"/>Метод total_value возвращает общую стоимость товара.</text:p>
      <text:p text:style-name="P25"/>
      <text:p text:style-name="P25">2. Класс Inventory:</text:p>
      <text:p text:style-name="P25"/>
      <text:p text:style-name="P25"><text:s text:c="2"/>Хранит список продуктов и методы для добавления продуктов, расчета общей стоимости и вывода информации о продуктах.</text:p>
      <text:p text:style-name="P25"/>
      <text:p text:style-name="P25">3. Функция main:</text:p>
      <text:p text:style-name="P25"/>
      <text:p text:style-name="P25"><text:s text:c="4"/>Позволяет пользователю вводить данные о товарах в цикле.</text:p>
      <text:p text:style-name="P25"/>
      <text:p text:style-name="P25"><text:s text:c="4"/>Обрабатывает исключения при вводе данных.</text:p>
      <text:p text:style-name="P25"><text:soft-page-break/></text:p>
      <text:p text:style-name="P25"><text:s text:c="4"/>Выводит итоговую информацию о товарах и общую стоимость.</text:p>
      <text:p text:style-name="P25"/>
      <text:p text:style-name="P25">4. Юнит-тесты:</text:p>
      <text:p text:style-name="P25"><text:s text:c="5"/>Используют библиотеку unittest для проверки функциональности классов Product и Inventory.</text:p>
      <text:p text:style-name="P25"/>
      <text:p text:style-name="P25"><text:s text:c="5"/>Включают тесты для проверки расчета общей стоимости и добавления продуктов</text:p>
      <text:p text:style-name="P25">____________________________________________________________________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oft-page-break/>Задача 5: Управление библиотечным каталогом</text:p>
      <text:p text:style-name="P30">Разработайте программу для управления каталогом книг в</text:p>
      <text:p text:style-name="P30">библиотеке. Программа должна позволять библиотекарю вести учет</text:p>
      <text:p text:style-name="P30">различных книг. Используя структуру данных, программа должна</text:p>
      <text:p text:style-name="P30">хранить информацию о названии книги, авторе, жанре, количестве</text:p>
      <text:p text:style-name="P30">экземпляров и общем количестве доступных книг. Библиотекарь</text:p>
      <text:p text:style-name="P30">сможет вводить данные по нескольким книгам, а программа будет</text:p>
      <text:p text:style-name="P30">рассчитывать и выводить общее количество книг в библиотеке.</text:p>
      <text:p text:style-name="P30"/>
      <text:p text:style-name="P30">Требования:</text:p>
      <text:p text:style-name="P33">1. Создать структуру для хранения информации о книге.</text:p>
      <text:p text:style-name="P33">2. Реализовать ввод данных о книгах с использованием циклов.</text:p>
      <text:p text:style-name="P30">3. Рассчитать общее количество всех книг.</text:p>
      <text:p text:style-name="P30">4. Вывести итоговую информацию на экран.</text:p>
      <text:p text:style-name="P30"/>
      <text:p text:style-name="P30">Роли:</text:p>
      <text:p text:style-name="P30">1.Программисты пишут код</text:p>
      <text:p text:style-name="P30">2.Аналитик – анализирует задачу и предлагает решение (ищет</text:p>
      <text:p text:style-name="P30">формулы и составляет схему и алгоритм задачи) контролирует</text:p>
      <text:p text:style-name="P30">весь процесс разработки, следит чтобы все требования</text:p>
      <text:p text:style-name="P30">поставленной задачи были выполнены.</text:p>
      <text:p text:style-name="P30">3.Тестировщик поверяет на работоспособность разработанную</text:p>
      <text:p text:style-name="P30">задачу, участвует в обсуждении технического решения</text:p>
      <text:p text:style-name="P34"><text:span text:style-name="T39"/></text:p>
      <text:p text:style-name="P30">-------------------------------------------------------------------------------------------------------</text:p>
      <text:p text:style-name="P25"/>
      <text:p text:style-name="P32">Основная программа на <text:span text:style-name="T38">Python </text:span><text:span text:style-name="T32">(</text:span><text:span text:style-name="T37">с использованием исключений)</text:span><text:span text:style-name="T38">:</text:span></text:p>
      <text:p text:style-name="P25"/>
      <text:p text:style-name="P25">class Book:</text:p>
      <text:p text:style-name="P25"><text:s text:c="4"/>def __init__(self, title: str, author: str, genre: str, total_copies: int):</text:p>
      <text:p text:style-name="P25"><text:s text:c="8"/>self.title = title</text:p>
      <text:p text:style-name="P25"><text:s text:c="8"/>self.author = author</text:p>
      <text:p text:style-name="P25"><text:s text:c="8"/>self.genre = genre</text:p>
      <text:p text:style-name="P25"><text:s text:c="8"/>self.total_copies = total_copies</text:p>
      <text:p text:style-name="P25"><text:s text:c="8"/>self.available_copies = total_copies <text:s/># Изначально все экземпляры доступны</text:p>
      <text:p text:style-name="P25"/>
      <text:p text:style-name="P25"><text:s text:c="4"/>def __str__(self):</text:p>
      <text:p text:style-name="P25"><text:s text:c="8"/>return f"{self.title} by {self.author} | Genre: {self.genre} | Total Copies: {self.total_copies} | Available Copies: {self.available_copies}"</text:p>
      <text:p text:style-name="P25"/>
      <text:p text:style-name="P25"/>
      <text:p text:style-name="P25">class LibraryCatalog:</text:p>
      <text:p text:style-name="P25"><text:s text:c="4"/>def __init__(self):</text:p>
      <text:p text:style-name="P25"><text:s text:c="8"/>self.books = []</text:p>
      <text:p text:style-name="P25"/>
      <text:p text:style-name="P25"><text:soft-page-break/><text:s text:c="4"/>def add_book(self, book: Book):</text:p>
      <text:p text:style-name="P25"><text:s text:c="8"/>"""Добавляет книгу в каталог."""</text:p>
      <text:p text:style-name="P25"><text:s text:c="8"/>self.books.append(book)</text:p>
      <text:p text:style-name="P25"/>
      <text:p text:style-name="P25"><text:s text:c="4"/>def total_books(self) -&gt; int:</text:p>
      <text:p text:style-name="P25"><text:s text:c="8"/>"""Возвращает общее количество всех книг в библиотеке."""</text:p>
      <text:p text:style-name="P25"><text:s text:c="8"/>return sum(book.total_copies for book in self.books)</text:p>
      <text:p text:style-name="P25"/>
      <text:p text:style-name="P25"><text:s text:c="4"/>def display_catalog(self):</text:p>
      <text:p text:style-name="P25"><text:s text:c="8"/>"""Выводит информацию о всех книгах в каталоге."""</text:p>
      <text:p text:style-name="P25"><text:s text:c="8"/>print(f"\n{'Название':&lt;30}{'Автор':&lt;20}{'Жанр':&lt;15}{'Всего экземпляров':&lt;20}{'Доступно':&lt;15}")</text:p>
      <text:p text:style-name="P25"><text:s text:c="8"/>for book in self.books:</text:p>
      <text:p text:style-name="P25"><text:s text:c="12"/>print(f"{book.title:&lt;30}{book.author:&lt;20}{book.genre:&lt;15}{book.total_copies:&lt;20}{book.available_copies:&lt;15}")</text:p>
      <text:p text:style-name="P25"/>
      <text:p text:style-name="P25"/>
      <text:p text:style-name="P25">def main():</text:p>
      <text:p text:style-name="P25"><text:s text:c="4"/>catalog = LibraryCatalog()</text:p>
      <text:p text:style-name="P25"/>
      <text:p text:style-name="P25"><text:s text:c="4"/>while True:</text:p>
      <text:p text:style-name="P25"><text:s text:c="8"/>try:</text:p>
      <text:p text:style-name="P25"><text:s text:c="12"/>title = input("Введите название книги (или 'exit' для выхода): ")</text:p>
      <text:p text:style-name="P25"><text:s text:c="12"/>if title.lower() == 'exit':</text:p>
      <text:p text:style-name="P25"><text:s text:c="16"/>break</text:p>
      <text:p text:style-name="P25"/>
      <text:p text:style-name="P25"><text:s text:c="12"/>author = input("Введите автора книги: ")</text:p>
      <text:p text:style-name="P25"><text:s text:c="12"/>genre = input("Введите жанр книги: ")</text:p>
      <text:p text:style-name="P25"><text:s text:c="12"/>total_copies = int(input("Введите количество экземпляров: "))</text:p>
      <text:p text:style-name="P25"/>
      <text:p text:style-name="P25"><text:s text:c="12"/>if total_copies &lt; 0:</text:p>
      <text:p text:style-name="P25"><text:s text:c="16"/>raise ValueError("Количество экземпляров не может быть отрицательным.")</text:p>
      <text:p text:style-name="P25"/>
      <text:p text:style-name="P25"><text:s text:c="12"/>book = Book(title, author, genre, total_copies)</text:p>
      <text:p text:style-name="P25"><text:s text:c="12"/>catalog.add_book(book)</text:p>
      <text:p text:style-name="P25"/>
      <text:p text:style-name="P25"><text:s text:c="8"/>except ValueError as e:</text:p>
      <text:p text:style-name="P25"><text:s text:c="12"/>print(f"Ошибка ввода: {e}. Пожалуйста, попробуйте еще раз.")</text:p>
      <text:p text:style-name="P25"/>
      <text:p text:style-name="P25"><text:s text:c="4"/># Вывод итоговой информации о книгах в каталоге</text:p>
      <text:p text:style-name="P25"><text:s text:c="4"/>catalog.display_catalog()</text:p>
      <text:p text:style-name="P25"><text:s text:c="4"/></text:p>
      <text:p text:style-name="P25"><text:s text:c="4"/># Вывод общего количества всех книг в библиотеке</text:p>
      <text:p text:style-name="P25"><text:s text:c="4"/>total_value = catalog.total_books()</text:p>
      <text:p text:style-name="P25"><text:soft-page-break/><text:s text:c="4"/>print(f"\nОбщее количество всех книг в библиотеке: {total_value}")</text:p>
      <text:p text:style-name="P25"/>
      <text:p text:style-name="P25"/>
      <text:p text:style-name="P25">if __name__ == "__main__":</text:p>
      <text:p text:style-name="P25"><text:s text:c="4"/>main()</text:p>
      <text:p text:style-name="P25"/>
      <text:p text:style-name="P26">Юнит-тесты</text:p>
      <text:p text:style-name="P25"/>
      <text:p text:style-name="P25">import unittest</text:p>
      <text:p text:style-name="P25"/>
      <text:p text:style-name="P25">class TestLibraryCatalog(unittest.TestCase):</text:p>
      <text:p text:style-name="P25"/>
      <text:p text:style-name="P25"><text:s text:c="4"/>def setUp(self):</text:p>
      <text:p text:style-name="P25"><text:s text:c="8"/>self.catalog = LibraryCatalog()</text:p>
      <text:p text:style-name="P25"/>
      <text:p text:style-name="P25"><text:s text:c="4"/>def test_add_book(self):</text:p>
      <text:p text:style-name="P25"><text:s text:c="8"/>book = Book("1984", "George Orwell", "Dystopian", 5)</text:p>
      <text:p text:style-name="P25"><text:s text:c="8"/>self.catalog.add_book(book)</text:p>
      <text:p text:style-name="P25"><text:s text:c="8"/>self.assertEqual(len(self.catalog.books), 1)</text:p>
      <text:p text:style-name="P25"/>
      <text:p text:style-name="P25"><text:s text:c="4"/>def test_total_books(self):</text:p>
      <text:p text:style-name="P25"><text:s text:c="8"/>self.catalog.add_book(Book("1984", "George Orwell", "Dystopian", 5))</text:p>
      <text:p text:style-name="P25"><text:s text:c="8"/>self.catalog.add_book(Book("Brave New World", "Aldous Huxley", "Dystopian", 3))</text:p>
      <text:p text:style-name="P25"><text:s text:c="8"/>self.assertEqual(self.catalog.total_books(), 8)</text:p>
      <text:p text:style-name="P25"/>
      <text:p text:style-name="P25"><text:s text:c="4"/>def test_display_catalog(self):</text:p>
      <text:p text:style-name="P25"><text:s text:c="8"/>self.catalog.add_book(Book("1984", "George Orwell", "Dystopian", 5))</text:p>
      <text:p text:style-name="P25"><text:s text:c="8"/>self.catalog.add_book(Book("Brave New World", "Aldous Huxley", "Dystopian", 3))</text:p>
      <text:p text:style-name="P25"><text:s text:c="8"/># Проверяем, что метод не вызывает ошибок</text:p>
      <text:p text:style-name="P25"><text:s text:c="8"/>try:</text:p>
      <text:p text:style-name="P25"><text:s text:c="12"/>self.catalog.display_catalog()</text:p>
      <text:p text:style-name="P25"><text:s text:c="8"/>except Exception as e:</text:p>
      <text:p text:style-name="P25"><text:s text:c="12"/>self.fail(f"display_catalog raised an exception: {e}")</text:p>
      <text:p text:style-name="P25"/>
      <text:p text:style-name="P25">if __name__ == "__main__":</text:p>
      <text:p text:style-name="P25"><text:s text:c="4"/>unittest.main()</text:p>
      <text:p text:style-name="P25"/>
      <text:p text:style-name="P26">Объяснение юнит-тестов</text:p>
      <text:p text:style-name="P25"/>
      <text:p text:style-name="P25">1. setUp: Метод, который выполняется перед каждым тестом. Здесь мы создаем новый экземпляр LibraryCatalog.</text:p>
      <text:p text:style-name="P25"/>
      <text:p text:style-name="P25">2. test_add_book: Проверяет, что книга была успешно добавлена в каталог.</text:p>
      <text:p text:style-name="P25"><text:soft-page-break/></text:p>
      <text:p text:style-name="P25">3. test_total_books: Проверяет правильность подсчета общего количества книг.</text:p>
      <text:p text:style-name="P25"/>
      <text:p text:style-name="P25">4. test_display_catalog: Убеждается, что метод вывода каталога не вызывает ошибок при выполнен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2:10:11.273000000</meta:creation-date>
    <meta:print-date>2025-01-21T14:25:24.411000000</meta:print-date>
    <meta:printed-by>Файлы PDF</meta:printed-by>
    <dc:date>2025-01-21T14:28:56.679000000</dc:date>
    <meta:editing-duration>PT5M46S</meta:editing-duration>
    <meta:editing-cycles>4</meta:editing-cycles>
    <meta:generator>LibreOffice/24.8.4.2$Windows_X86_64 LibreOffice_project/bb3cfa12c7b1bf994ecc5649a80400d06cd71002</meta:generator>
    <meta:document-statistic meta:table-count="2" meta:image-count="0" meta:object-count="0" meta:page-count="20" meta:paragraph-count="474" meta:word-count="2060" meta:character-count="20876" meta:non-whitespace-character-count="16860"/>
  </office:meta>
</office:document-meta>
</file>